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4.31mm"/>
    </style:style>
    <style:style style:name="co2" style:family="table-column">
      <style:table-column-properties fo:break-before="auto" style:column-width="31.31mm"/>
    </style:style>
    <style:style style:name="co3" style:family="table-column">
      <style:table-column-properties fo:break-before="auto" style:column-width="20.41mm"/>
    </style:style>
    <style:style style:name="co4" style:family="table-column">
      <style:table-column-properties fo:break-before="auto" style:column-width="23.6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3.69mm"/>
    </style:style>
    <style:style style:name="co7" style:family="table-column">
      <style:table-column-properties fo:break-before="auto" style:column-width="52.09mm"/>
    </style:style>
    <style:style style:name="co8" style:family="table-column">
      <style:table-column-properties fo:break-before="auto" style:column-width="31.4mm"/>
    </style:style>
    <style:style style:name="co9" style:family="table-column">
      <style:table-column-properties fo:break-before="auto" style:column-width="28.95mm"/>
    </style:style>
    <style:style style:name="co10" style:family="table-column">
      <style:table-column-properties fo:break-before="auto" style:column-width="43.37mm"/>
    </style:style>
    <style:style style:name="co11" style:family="table-column">
      <style:table-column-properties fo:break-before="auto" style:column-width="33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"/>
    <style:style style:name="ce3" style:family="table-cell" style:parent-style-name="Default" style:data-style-name="N11"/>
    <style:style style:name="ce4" style:family="table-cell" style:parent-style-name="Default" style:data-style-name="N0"/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gr1" style:family="graphic">
      <style:graphic-properties draw:stroke="none" svg:stroke-color="#000000" draw:fill="none" draw:fill-color="#ffffff" fo:min-height="32.17mm"/>
    </style:style>
    <style:style style:name="P1" style:family="paragraph">
      <loext:graphic-properties draw:fill="none" draw:fill-color="#ffffff"/>
    </style:style>
  </office:automatic-styles>
  <office:body>
    <office:spreadsheet>
      <table:calculation-settings table:automatic-find-labels="false" table:use-regular-expressions="false" table:use-wildcards="true"/>
      <table:table table:name="Uppgif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Uppgift 1.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</text:p>
          </table:table-cell>
          <table:table-cell office:value-type="float" office:value="-1500" calcext:value-type="float">
            <text:p>-1500</text:p>
          </table:table-cell>
          <table:table-cell table:number-columns-repeated="6"/>
          <table:table-cell office:value-type="string" calcext:value-type="string">
            <text:p>Kalkylränta:</text:p>
          </table:table-cell>
          <table:table-cell table:style-name="ce3" office:value-type="percentage" office:value="0.2" calcext:value-type="percentage">
            <text:p>20,00 %</text:p>
          </table:table-cell>
        </table:table-row>
        <table:table-row table:style-name="ro1">
          <table:table-cell office:value-type="string" calcext:value-type="string">
            <text:p>IU</text:p>
          </table:table-cell>
          <table:table-cell/>
          <table:table-cell table:number-columns-repeated="2"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V</text:p>
          </table:table-cell>
          <table:table-cell table:number-columns-repeated="5"/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etto</text:p>
          </table:table-cell>
          <table:table-cell table:formula="of:=SUM([.B4:.B6])" office:value-type="float" office:value="-1500" calcext:value-type="float">
            <text:p>-1500</text:p>
          </table:table-cell>
          <table:table-cell table:formula="of:=SUM([.C4:.C6])" office:value-type="float" office:value="500" calcext:value-type="float">
            <text:p>500</text:p>
          </table:table-cell>
          <table:table-cell table:formula="of:=SUM([.D4:.D6])" office:value-type="float" office:value="500" calcext:value-type="float">
            <text:p>500</text:p>
          </table:table-cell>
          <table:table-cell table:formula="of:=SUM([.E4:.E6])" office:value-type="float" office:value="600" calcext:value-type="float">
            <text:p>600</text:p>
          </table:table-cell>
          <table:table-cell table:formula="of:=SUM([.F4:.F6])" office:value-type="float" office:value="800" calcext:value-type="float">
            <text:p>800</text:p>
          </table:table-cell>
          <table:table-cell table:formula="of:=SUM([.G4:.G6])"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ettonuvärde</text:p>
          </table:table-cell>
          <table:table-cell office:value-type="float" office:value="-1500" calcext:value-type="float">
            <text:p>-1500</text:p>
          </table:table-cell>
          <table:table-cell table:style-name="ce2" office:value-type="float" office:value="416.666666666667" calcext:value-type="float">
            <text:p>416,67</text:p>
          </table:table-cell>
          <table:table-cell table:number-columns-repeated="2" table:style-name="ce2" office:value-type="float" office:value="347.222222222222" calcext:value-type="float">
            <text:p>347,22</text:p>
          </table:table-cell>
          <table:table-cell table:style-name="ce2" office:value-type="float" office:value="385.802469135802" calcext:value-type="float">
            <text:p>385,80</text:p>
          </table:table-cell>
          <table:table-cell table:style-name="ce4" office:value-type="float" office:value="401.877572016461" calcext:value-type="float">
            <text:p>401,8775720164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toslutvärde</text:p>
          </table:table-cell>
          <table:table-cell office:value-type="float" office:value="-3732.48" calcext:value-type="float">
            <text:p>-3732,48</text:p>
          </table:table-cell>
          <table:table-cell table:style-name="ce2" office:value-type="float" office:value="1036.8" calcext:value-type="float">
            <text:p>1 036,80</text:p>
          </table:table-cell>
          <table:table-cell table:number-columns-repeated="2" table:style-name="ce2" office:value-type="float" office:value="864" calcext:value-type="float">
            <text:p>864,00</text:p>
          </table:table-cell>
          <table:table-cell table:style-name="ce2" office:value-type="float" office:value="960" calcext:value-type="float">
            <text:p>960,00</text:p>
          </table:table-cell>
          <table:table-cell table:style-name="ce4"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) Payback wrt ränta</text:p>
          </table:table-cell>
          <table:table-cell/>
          <table:table-cell office:value-type="float" office:value="-1500" calcext:value-type="float">
            <text:p>-1500</text:p>
          </table:table-cell>
          <table:table-cell office:value-type="float" office:value="-1000" calcext:value-type="float">
            <text:p>-1000</text:p>
          </table:table-cell>
          <table:table-cell office:value-type="float" office:value="-500" calcext:value-type="float">
            <text:p>-5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var: Mellan år 2&amp;3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b) Tot Nettonuvärde:</text:p>
          </table:table-cell>
          <table:table-cell table:style-name="ce2" table:formula="of:=SUM([.B10:.G10])" office:value-type="float" office:value="398.791152263374" calcext:value-type="float">
            <text:p>398,79</text:p>
          </table:table-cell>
          <table:table-cell/>
          <table:table-cell office:value-type="string" calcext:value-type="string">
            <text:p>Svar: 399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c) Tot Nettoslutvärde:</text:p>
          </table:table-cell>
          <table:table-cell table:formula="of:=SUM([.B11:.G11])" office:value-type="float" office:value="992.32" calcext:value-type="float">
            <text:p>992,32</text:p>
          </table:table-cell>
          <table:table-cell/>
          <table:table-cell office:value-type="string" calcext:value-type="string">
            <text:p>Svar: 992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d) InvAnnuitet:</text:p>
          </table:table-cell>
          <table:table-cell table:style-name="ce2" table:formula="of:=[.B15] * [.J4] / (1 - (1 + [.J4])^(-5))" office:value-type="float" office:value="133.347667168351" calcext:value-type="float">
            <text:p>133,35</text:p>
          </table:table-cell>
          <table:table-cell/>
          <table:table-cell office:value-type="string" calcext:value-type="string">
            <text:p>Svar: 133 kkr/år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lutvärde av årliga inbetalningsöverskott:</text:p>
          </table:table-cell>
          <table:table-cell table:number-columns-repeated="2"/>
          <table:table-cell table:formula="of:=SUM([.C11:.G11])" office:value-type="float" office:value="4724.8" calcext:value-type="float">
            <text:p>4724,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/ Tillväxtränta:</text:p>
          </table:table-cell>
          <table:table-cell table:style-name="ce3" office:value-type="percentage" office:value="0.26" calcext:value-type="percentage">
            <text:p>26,00 %</text:p>
          </table:table-cell>
          <table:table-cell office:value-type="string" calcext:value-type="string">
            <text:p>ger slutvärde av GI =</text:p>
          </table:table-cell>
          <table:table-cell/>
          <table:table-cell table:formula="of:=[.B4] * (1 + 0.26)^5" office:value-type="float" office:value="-4763.6954064" calcext:value-type="float">
            <text:p>-4763,6954064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ettonuvärde vid ränta=25%:</text:p>
          </table:table-cell>
          <table:table-cell/>
          <table:table-cell office:value-type="float" office:value="182.56" calcext:value-type="float">
            <text:p>182,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ar: Den är större än 25% då investeringen ännu är positiv vid den räntan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/ Den maximala investeringsutgiften är den utgift som ger nettonuvärde 0.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vs tillägg på</text:p>
          </table:table-cell>
          <table:table-cell office:value-type="string" calcext:value-type="string">
            <text:p>GI’ / (1+r)^5 = </text:p>
          </table:table-cell>
          <table:table-cell table:style-name="ce2" table:formula="of:=[.B15]" office:value-type="float" office:value="398.791152263374" calcext:value-type="float">
            <text:p>398,7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r max= 2492.3</text:p>
          </table:table-cell>
          <table:table-cell table:number-columns-repeated="8"/>
        </table:table-row>
      </table:table>
      <table:table table:name="Uppgift23" table:style-name="ta1"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Uppgift 2.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efiniera:</text:p>
          </table:table-cell>
          <table:table-cell office:value-type="string" calcext:value-type="string">
            <text:p>i_r = rörlig intäkter, k_r = rörliga kostnader, k_k = fasta kostnad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 := täckningsbidrag = i_r – k_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äckningsgrad = g = 25% = b / i_r</text:p>
          </table:table-cell>
          <table:table-cell table:number-columns-repeated="2"/>
          <table:table-cell office:value-type="string" calcext:value-type="string">
            <text:p>-&gt; b = 0.25 * i_r</text:p>
          </table:table-cell>
        </table:table-row>
        <table:table-row table:style-name="ro1">
          <table:table-cell/>
          <table:table-cell office:value-type="string" calcext:value-type="string">
            <text:p>i_r = 5000 kkr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Vinst = V = 500 kkr = resultat = b – k_k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k_k’ = (1 – 0.2) * k_k = 0.8 * k_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’ = 20%</text:p>
          </table:table-cell>
          <table:table-cell office:value-type="string" calcext:value-type="string">
            <text:p>-&gt; b' = 0.20 * i_r'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ilket blir företagets resultat för 2020 (v’) vid oförändrad omsättning? (dvs.i_r’ = i_r = konst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Lös för V’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’ = b’ - 0.8 * (0.25 * i_r – V) = [ploppa in värden] = 400 kkr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Svar: b/ +400 kkr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Uppgift 3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ätt V’ = V och lös för i_r’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i_r’ = V + i_r</text:p>
          </table:table-cell>
          <table:table-cell/>
          <table:table-cell office:value-type="string" calcext:value-type="string">
            <text:p>-&gt; i_r' = 5500 kkr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ller i_r’ = 110% * i_r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Svar: e/ Annat, en omsättningsökning på 10%</text:p>
          </table:table-cell>
          <table:table-cell table:number-columns-repeated="3"/>
        </table:table-row>
      </table:table>
      <table:table table:name="Uppgift4" table:style-name="ta1">
        <table:table-column table:style-name="co5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Uppgift 4.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Försäljningspris:</text:p>
          </table:table-cell>
          <table:table-cell table:style-name="ce2" office:value-type="float" office:value="2" calcext:value-type="float">
            <text:p>2,00</text:p>
          </table:table-cell>
          <table:table-cell office:value-type="string" calcext:value-type="string">
            <text:p>kr/styck</text:p>
          </table:table-cell>
        </table:table-row>
        <table:table-row table:style-name="ro1">
          <table:table-cell/>
          <table:table-cell office:value-type="string" calcext:value-type="string">
            <text:p>Försäljningsvolym: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styck</text:p>
          </table:table-cell>
        </table:table-row>
        <table:table-row table:style-name="ro1">
          <table:table-cell/>
          <table:table-cell office:value-type="string" calcext:value-type="string">
            <text:p>Proportionellt rörliga kostnader: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kr/styck</text:p>
          </table:table-cell>
        </table:table-row>
        <table:table-row table:style-name="ro1">
          <table:table-cell/>
          <table:table-cell office:value-type="string" calcext:value-type="string">
            <text:p>Helt fasta kostnader: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k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/ Beräkna den kritiska volymen!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sultat = (i_r – k_r) * v – k_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ultat = 0 → v_krit = </text:p>
          </table:table-cell>
          <table:table-cell/>
          <table:table-cell table:formula="of:=k_k / (i_r - k_r)" office:value-type="float" office:value="125000" calcext:value-type="float">
            <text:p>125000</text:p>
          </table:table-cell>
          <table:table-cell office:value-type="string" calcext:value-type="string">
            <text:p>styck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/ Beräkna resultatet under föregående år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sultatet=</text:p>
          </table:table-cell>
          <table:table-cell table:formula="of:=(i_r - k_r) * vol - k_k" office:value-type="float" office:value="20000" calcext:value-type="float">
            <text:p>20000</text:p>
          </table:table-cell>
          <table:table-cell office:value-type="string" calcext:value-type="string">
            <text:p>kr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/ Beräkna säkerhetsmarginalen under föregående år: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äkerhetsmarginalen = vol – v_krit =</text:p>
          </table:table-cell>
          <table:table-cell/>
          <table:table-cell table:formula="of:= vol - v_krit" office:value-type="float" office:value="25000" calcext:value-type="float">
            <text:p>25000</text:p>
          </table:table-cell>
          <table:table-cell office:value-type="string" calcext:value-type="string">
            <text:p>s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/ Utnyttjandegraden under föregående år: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Normal volym: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s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tnyttjandegrad = volym / normal volym = </text:p>
          </table:table-cell>
          <table:table-cell/>
          <table:table-cell table:style-name="ce3" table:formula="of:= vol / v_n" office:value-type="percentage" office:value="1.25" calcext:value-type="percentage">
            <text:p>125,00 %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/ Kostnad per styck enligt olika kalkyler: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rmalkalkyl:</text:p>
          </table:table-cell>
          <table:table-cell table:style-name="ce2" table:formula="of:= k_k / v_n + (k_r * vol) / vol" office:value-type="float" office:value="2.03333333333333" calcext:value-type="float">
            <text:p>2,03</text:p>
          </table:table-cell>
          <table:table-cell office:value-type="string" calcext:value-type="string">
            <text:p>kr</text:p>
          </table:table-cell>
          <table:table-cell/>
        </table:table-row>
        <table:table-row table:style-name="ro1">
          <table:table-cell office:value-type="string" calcext:value-type="string">
            <text:p>Genomsnittskalkyl:</text:p>
          </table:table-cell>
          <table:table-cell table:formula="of:= (k_r * vol + k_k) / vol" office:value-type="float" office:value="1.86666666666667" calcext:value-type="float">
            <text:p>1,86666666666667</text:p>
          </table:table-cell>
          <table:table-cell office:value-type="string" calcext:value-type="string">
            <text:p>kr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/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_r’ =</text:p>
          </table:table-cell>
          <table:table-cell table:formula="of:= i_r - 0.2" office:value-type="float" office:value="1.8" calcext:value-type="float">
            <text:p>1,8</text:p>
          </table:table-cell>
          <table:table-cell office:value-type="string" calcext:value-type="string">
            <text:p>kr/styck</text:p>
          </table:table-cell>
        </table:table-row>
        <table:table-row table:style-name="ro1">
          <table:table-cell office:value-type="string" calcext:value-type="string">
            <text:p>Byt ut i_r mot i_r’ = 0,20 kr/st i formeln för resultat och lös för v’: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ol’ =</text:p>
          </table:table-cell>
          <table:table-cell table:formula="of:=(res+k_k)/(i_rprim-k_r)" office:value-type="float" office:value="375000" calcext:value-type="float">
            <text:p>375000</text:p>
          </table:table-cell>
          <table:table-cell office:value-type="string" calcext:value-type="string">
            <text:p>st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var: Minst 375000 st</text:p>
          </table:table-cell>
          <table:table-cell table:number-columns-repeated="3"/>
        </table:table-row>
        <table:named-expressions>
          <table:named-range table:name="i_r" table:base-cell-address="$Uppgift4.$C$3" table:cell-range-address="$Uppgift4.$C$3"/>
          <table:named-range table:name="i_rprim" table:base-cell-address="$Uppgift4.$C$33" table:cell-range-address="$Uppgift4.$C$33"/>
          <table:named-range table:name="k_k" table:base-cell-address="$Uppgift4.$C$6" table:cell-range-address="$Uppgift4.$C$6"/>
          <table:named-range table:name="k_r" table:base-cell-address="$Uppgift4.$C$5" table:cell-range-address="$Uppgift4.$C$5"/>
          <table:named-range table:name="res" table:base-cell-address="$Uppgift4.$C$11" table:cell-range-address="$Uppgift4.$C$11"/>
          <table:named-range table:name="vol" table:base-cell-address="$Uppgift4.$C$4" table:cell-range-address="$Uppgift4.$C$4"/>
          <table:named-range table:name="volprim" table:base-cell-address="$Uppgift4.$B$36" table:cell-range-address="$Uppgift4.$B$36"/>
          <table:named-range table:name="v_krit" table:base-cell-address="$Uppgift4.$C$11" table:cell-range-address="$Uppgift4.$C$11"/>
          <table:named-range table:name="v_n" table:base-cell-address="$Uppgift4.$C$23" table:cell-range-address="$Uppgift4.$C$23"/>
        </table:named-expressions>
      </table:table>
      <table:table table:name="Uppgift5" table:style-name="ta1">
        <table:table-column table:style-name="co5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Uppgift 5.</text:p>
          </table:table-cell>
          <table:table-cell table:number-columns-repeated="3"/>
        </table:table-row>
        <table:table-row table:style-name="ro1">
          <table:table-cell/>
          <table:table-cell table:style-name="ce5"/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</table:table-row>
        <table:table-row table:style-name="ro1">
          <table:table-cell/>
          <table:table-cell office:value-type="string" calcext:value-type="string">
            <text:p>dM (kr/styck)</text:p>
          </table:table-cell>
          <table:table-cell office:value-type="float" office:value="27.5" calcext:value-type="float">
            <text:p>27,5</text:p>
          </table:table-cell>
          <table:table-cell office:value-type="float" office:value="12.75" calcext:value-type="float">
            <text:p>12,75</text:p>
          </table:table-cell>
        </table:table-row>
        <table:table-row table:style-name="ro1">
          <table:table-cell/>
          <table:table-cell office:value-type="string" calcext:value-type="string">
            <text:p>dL (kr/styck)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string" calcext:value-type="string">
            <text:p>Summa (kr/styck)</text:p>
          </table:table-cell>
          <table:table-cell office:value-type="float" office:value="70.5" calcext:value-type="float">
            <text:p>70,5</text:p>
          </table:table-cell>
          <table:table-cell office:value-type="float" office:value="69.75" calcext:value-type="float">
            <text:p>69,7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Volym</text:p>
          </table:table-cell>
          <table:table-cell office:value-type="float" office:value="8300" calcext:value-type="float">
            <text:p>8300</text:p>
          </table:table-cell>
          <table:table-cell office:value-type="float" office:value="12200" calcext:value-type="float">
            <text:p>122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Indirekta kostnader: (alla fasta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MO</text:p>
          </table:table-cell>
          <table:table-cell office:value-type="float" office:value="32500" calcext:value-type="float">
            <text:p>325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</text:p>
          </table:table-cell>
          <table:table-cell office:value-type="float" office:value="967500" calcext:value-type="float">
            <text:p>9675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O</text:p>
          </table:table-cell>
          <table:table-cell office:value-type="float" office:value="254500" calcext:value-type="float">
            <text:p>2545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</text:p>
          </table:table-cell>
          <table:table-cell office:value-type="float" office:value="175000" calcext:value-type="float">
            <text:p>1750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/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MO-pålägg:</text:p>
          </table:table-cell>
          <table:table-cell table:style-name="ce3" table:formula="of:=MO / (Avol * [.C3] + Bvol * [.D3])" office:value-type="percentage" office:value="0.0846795205836373" calcext:value-type="percentage">
            <text:p>8,47 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-pålägg:</text:p>
          </table:table-cell>
          <table:table-cell table:style-name="ce3" table:formula="of:=TO / (Avol * [.C4] + Bvol * [.D4])" office:value-type="percentage" office:value="0.919414615603915" calcext:value-type="percentage">
            <text:p>91,94 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ffO-pålägg:</text:p>
          </table:table-cell>
          <table:table-cell table:style-name="ce3" table:formula="of:=(AO + FO) / (MO + TO + Avol * [.C5] + Bvol * [.D5])" office:value-type="percentage" office:value="0.176306391363245" calcext:value-type="percentage">
            <text:p>17,63 %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åläggskalkyl: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5"/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</table:table-row>
        <table:table-row table:style-name="ro1">
          <table:table-cell/>
          <table:table-cell office:value-type="string" calcext:value-type="string">
            <text:p>dM</text:p>
          </table:table-cell>
          <table:table-cell table:formula="of:= [.C3]" office:value-type="float" office:value="27.5" calcext:value-type="float">
            <text:p>27,5</text:p>
          </table:table-cell>
          <table:table-cell table:formula="of:=[.D3]" office:value-type="float" office:value="12.75" calcext:value-type="float">
            <text:p>12,75</text:p>
          </table:table-cell>
        </table:table-row>
        <table:table-row table:style-name="ro1">
          <table:table-cell/>
          <table:table-cell office:value-type="string" calcext:value-type="string">
            <text:p>MO</text:p>
          </table:table-cell>
          <table:table-cell table:formula="of:=[.C18] * [.C25]" office:value-type="float" office:value="2.32868681605003" calcext:value-type="float">
            <text:p>2,32868681605003</text:p>
          </table:table-cell>
          <table:table-cell table:formula="of:=[.C18] * [.D25]" office:value-type="float" office:value="1.07966388744138" calcext:value-type="float">
            <text:p>1,07966388744138</text:p>
          </table:table-cell>
        </table:table-row>
        <table:table-row table:style-name="ro1">
          <table:table-cell/>
          <table:table-cell office:value-type="string" calcext:value-type="string">
            <text:p>dL</text:p>
          </table:table-cell>
          <table:table-cell table:formula="of:=[.C4]" office:value-type="float" office:value="43" calcext:value-type="float">
            <text:p>43</text:p>
          </table:table-cell>
          <table:table-cell table:formula="of:=[.D4]" office:value-type="float" office:value="57" calcext:value-type="float">
            <text:p>57</text:p>
          </table:table-cell>
        </table:table-row>
        <table:table-row table:style-name="ro1">
          <table:table-cell/>
          <table:table-cell table:style-name="ce5" office:value-type="string" calcext:value-type="string">
            <text:p>TO</text:p>
          </table:table-cell>
          <table:table-cell table:style-name="ce5" table:formula="of:=[.C19] * [.C27]" office:value-type="float" office:value="39.5348284709684" calcext:value-type="float">
            <text:p>39,5348284709684</text:p>
          </table:table-cell>
          <table:table-cell table:style-name="ce5" table:formula="of:=[.C19] * [.D27]" office:value-type="float" office:value="52.4066330894232" calcext:value-type="float">
            <text:p>52,4066330894232</text:p>
          </table:table-cell>
        </table:table-row>
        <table:table-row table:style-name="ro1">
          <table:table-cell/>
          <table:table-cell office:value-type="string" calcext:value-type="string">
            <text:p>TK</text:p>
          </table:table-cell>
          <table:table-cell table:formula="of:=SUM([.C25:.C28])" office:value-type="float" office:value="112.363515287018" calcext:value-type="float">
            <text:p>112,363515287018</text:p>
          </table:table-cell>
          <table:table-cell table:formula="of:=SUM([.D25:.D28])" office:value-type="float" office:value="123.236296976865" calcext:value-type="float">
            <text:p>123,236296976865</text:p>
          </table:table-cell>
        </table:table-row>
        <table:table-row table:style-name="ro1">
          <table:table-cell/>
          <table:table-cell table:style-name="ce5" office:value-type="string" calcext:value-type="string">
            <text:p>AffO</text:p>
          </table:table-cell>
          <table:table-cell table:style-name="ce5" table:formula="of:=[.C20] * [.C29]" office:value-type="float" office:value="19.810405901143" calcext:value-type="float">
            <text:p>19,810405901143</text:p>
          </table:table-cell>
          <table:table-cell table:style-name="ce5" table:formula="of:= [.C20] * [.D29]" office:value-type="float" office:value="21.7273468049601" calcext:value-type="float">
            <text:p>21,7273468049601</text:p>
          </table:table-cell>
        </table:table-row>
        <table:table-row table:style-name="ro1">
          <table:table-cell/>
          <table:table-cell office:value-type="string" calcext:value-type="string">
            <text:p>Självkostnad</text:p>
          </table:table-cell>
          <table:table-cell table:formula="of:=SUM([.C29:.C30])" office:value-type="float" office:value="132.173921188161" calcext:value-type="float">
            <text:p>132,173921188161</text:p>
          </table:table-cell>
          <table:table-cell table:formula="of:=SUM([.D29:.D30])" office:value-type="float" office:value="144.963643781825" calcext:value-type="float">
            <text:p>144,9636437818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/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kostnad för verksamheten vid de nya volymerna: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 MO + TO + AO + FO + 5000 * [.C5] + 14000 * [.D5]" office:value-type="float" office:value="2758500" calcext:value-type="float">
            <text:p>2758500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(fås genom att addera totalomkostnaderna och totala rörliga kostnaderna vid nya volymerna)</text:p>
          </table:table-cell>
        </table:table-row>
        <table:named-expressions>
          <table:named-range table:name="AO" table:base-cell-address="$Uppgift5.$C$13" table:cell-range-address="$Uppgift5.$C$13"/>
          <table:named-range table:name="Avol" table:base-cell-address="$Uppgift5.$C$7" table:cell-range-address="$Uppgift5.$C$7"/>
          <table:named-range table:name="Bvol" table:base-cell-address="$Uppgift5.$D$7" table:cell-range-address="$Uppgift5.$D$7"/>
          <table:named-range table:name="FO" table:base-cell-address="$Uppgift5.$C$14" table:cell-range-address="$Uppgift5.$C$14"/>
          <table:named-range table:name="MO" table:base-cell-address="$Uppgift5.$C$11" table:cell-range-address="$Uppgift5.$C$11"/>
          <table:named-range table:name="TO" table:base-cell-address="$Uppgift5.$C$12" table:cell-range-address="$Uppgift5.$C$12"/>
        </table:named-expressions>
      </table:table>
      <table:table table:name="Uppgift 6" table:style-name="ta1">
        <table:shapes>
          <draw:frame draw:z-index="0" draw:style-name="gr1" draw:text-style-name="P1" svg:width="72.08mm" svg:height="32.17mm" svg:x="34.14mm" svg:y="66.05mm">
            <draw:text-box>
              <text:p>A = [2 1; 3 4; 1.5 5];</text:p>
              <text:p>b = [32 60 60];</text:p>
              <text:p>f = [500 300];</text:p>
              <text:p>x = linprog(-f, A, b)</text:p>
              <text:p/>
              <text:p>Ger x = [14; 4] och A * x = [32; 60; 44]</text:p>
            </draw:text-box>
          </draw:frame>
        </table:shapes>
        <table:table-column table:style-name="co5" table:number-columns-repeated="5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Uppgift 6.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Tygtyp</text:p>
          </table:table-cell>
          <table:table-cell table:style-name="ce6" office:value-type="string" calcext:value-type="string">
            <text:p>met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lkestyg: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omullstyg: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lltyg: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åt oss kalla modellerna A, respektive B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Modell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Täckningsbidrag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,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/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öser linjärprogrammeringsproblemet med MATLAB:</text:p>
          </table:table-cell>
          <table:table-cell table:number-columns-repeated="4"/>
        </table:table-row>
        <table:table-row table:style-name="ro1" table:number-rows-repeated="9">
          <table:table-cell table:number-columns-repeated="6"/>
        </table:table-row>
        <table:table-row table:style-name="ro1">
          <table:table-cell/>
          <table:table-cell office:value-type="string" calcext:value-type="string">
            <text:p>Alltså blir det maximala täckningsbidraget = 14 * 500 + 4 * 300 = 8200 kr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ån ovan ser att: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Tygtyp</text:p>
          </table:table-cell>
          <table:table-cell table:style-name="ce6" office:value-type="string" calcext:value-type="string">
            <text:p>Spil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lkestyg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omullstyg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lltyg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lltså kommer inte ulltyget att kunna utnyttjas fullt ut.</text:p>
          </table:table-cell>
          <table:table-cell table:number-columns-repeated="5"/>
        </table:table-row>
      </table:table>
      <table:table table:name="Uppgift7" table:style-name="ta1"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Uppgift 7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Resultatbudget: i kr för kommande år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Försäljningsintäkter</text:p>
          </table:table-cell>
          <table:table-cell table:formula="of:=15000 * 200" office:value-type="float" office:value="3000000" calcext:value-type="float">
            <text:p>3000000</text:p>
          </table:table-cell>
        </table:table-row>
        <table:table-row table:style-name="ro1">
          <table:table-cell/>
          <table:table-cell office:value-type="string" calcext:value-type="string">
            <text:p>Rörliga kostnader</text:p>
          </table:table-cell>
          <table:table-cell table:formula="of:=-15000 * 100" office:value-type="float" office:value="-1500000" calcext:value-type="float">
            <text:p>-1500000</text:p>
          </table:table-cell>
        </table:table-row>
        <table:table-row table:style-name="ro1">
          <table:table-cell/>
          <table:table-cell office:value-type="string" calcext:value-type="string">
            <text:p>Fasta kostnader</text:p>
          </table:table-cell>
          <table:table-cell office:value-type="float" office:value="-1250000" calcext:value-type="float">
            <text:p>-1250000</text:p>
          </table:table-cell>
        </table:table-row>
        <table:table-row table:style-name="ro1">
          <table:table-cell/>
          <table:table-cell table:style-name="ce5" office:value-type="string" calcext:value-type="string">
            <text:p>Avskrivningar</text:p>
          </table:table-cell>
          <table:table-cell table:style-name="ce5" office:value-type="float" office:value="-75000" calcext:value-type="float">
            <text:p>-75000</text:p>
          </table:table-cell>
        </table:table-row>
        <table:table-row table:style-name="ro1">
          <table:table-cell/>
          <table:table-cell office:value-type="string" calcext:value-type="string">
            <text:p>Resultat före skatt</text:p>
          </table:table-cell>
          <table:table-cell table:formula="of:=SUM([.C4:.C7])" office:value-type="float" office:value="175000" calcext:value-type="float">
            <text:p>1750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Likviditetsbudget: i kr</text:p>
          </table:table-cell>
          <table:covered-table-cell/>
        </table:table-row>
        <table:table-row table:style-name="ro1">
          <table:table-cell/>
          <table:table-cell table:style-name="ce5" office:value-type="string" calcext:value-type="string">
            <text:p>Resultat före skatt</text:p>
          </table:table-cell>
          <table:table-cell table:style-name="ce5" table:formula="of:=[.C8]" office:value-type="float" office:value="175000" calcext:value-type="float">
            <text:p>175000</text:p>
          </table:table-cell>
        </table:table-row>
        <table:table-row table:style-name="ro1">
          <table:table-cell/>
          <table:table-cell office:value-type="string" calcext:value-type="string">
            <text:p>Nyinvestering</text:p>
          </table:table-cell>
          <table:table-cell office:value-type="float" office:value="-300000" calcext:value-type="float">
            <text:p>-300000</text:p>
          </table:table-cell>
        </table:table-row>
        <table:table-row table:style-name="ro1">
          <table:table-cell/>
          <table:table-cell office:value-type="string" calcext:value-type="string">
            <text:p>Avskrivningar</text:p>
          </table:table-cell>
          <table:table-cell office:value-type="float" office:value="75000" calcext:value-type="float">
            <text:p>75000</text:p>
          </table:table-cell>
        </table:table-row>
        <table:table-row table:style-name="ro1">
          <table:table-cell/>
          <table:table-cell office:value-type="string" calcext:value-type="string">
            <text:p>Ökade kundfordringar</text:p>
          </table:table-cell>
          <table:table-cell office:value-type="float" office:value="-200000" calcext:value-type="float">
            <text:p>-200000</text:p>
          </table:table-cell>
        </table:table-row>
        <table:table-row table:style-name="ro1">
          <table:table-cell/>
          <table:table-cell office:value-type="string" calcext:value-type="string">
            <text:p>Ökade leverantörsskulder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/>
          <table:table-cell office:value-type="string" calcext:value-type="string">
            <text:p>Amortering</text:p>
          </table:table-cell>
          <table:table-cell office:value-type="float" office:value="-50000" calcext:value-type="float">
            <text:p>-50000</text:p>
          </table:table-cell>
        </table:table-row>
        <table:table-row table:style-name="ro1">
          <table:table-cell/>
          <table:table-cell office:value-type="string" calcext:value-type="string">
            <text:p>Ränta</text:p>
          </table:table-cell>
          <table:table-cell office:value-type="float" office:value="-95000" calcext:value-type="float">
            <text:p>-95000</text:p>
          </table:table-cell>
        </table:table-row>
        <table:table-row table:style-name="ro1">
          <table:table-cell/>
          <table:table-cell office:value-type="string" calcext:value-type="string">
            <text:p>Nyupplåning</text:p>
          </table:table-cell>
          <table:table-cell office:value-type="float" office:value="300000" calcext:value-type="float">
            <text:p>300000</text:p>
          </table:table-cell>
        </table:table-row>
        <table:table-row table:style-name="ro1">
          <table:table-cell/>
          <table:table-cell office:value-type="string" calcext:value-type="string">
            <text:p>Ökat rörelsekapital</text:p>
          </table:table-cell>
          <table:table-cell office:value-type="float" office:value="-200000" calcext:value-type="float">
            <text:p>-200000</text:p>
          </table:table-cell>
        </table:table-row>
        <table:table-row table:style-name="ro1">
          <table:table-cell/>
          <table:table-cell table:style-name="ce7" office:value-type="string" calcext:value-type="string">
            <text:p>Summa cash</text:p>
          </table:table-cell>
          <table:table-cell table:style-name="ce7" table:formula="of:=SUM([.C11:.C19])" office:value-type="float" office:value="-195000" calcext:value-type="float">
            <text:p>-195000</text:p>
          </table:table-cell>
        </table:table-row>
        <table:table-row table:style-name="ro1">
          <table:table-cell/>
          <table:table-cell table:style-name="ce5" office:value-type="string" calcext:value-type="string">
            <text:p>IB</text:p>
          </table:table-cell>
          <table:table-cell table:style-name="ce5" office:value-type="float" office:value="200000" calcext:value-type="float">
            <text:p>200000</text:p>
          </table:table-cell>
        </table:table-row>
        <table:table-row table:style-name="ro1">
          <table:table-cell/>
          <table:table-cell office:value-type="string" calcext:value-type="string">
            <text:p>UB</text:p>
          </table:table-cell>
          <table:table-cell table:formula="of:=[.C20] + [.C21]" office:value-type="float" office:value="5000" calcext:value-type="float">
            <text:p>5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v" fo:country="S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4">0000-00-00</text:date>, <text:time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4T14:06:02.863820762</meta:creation-date>
    <dc:date>2020-03-14T18:01:52.350003426</dc:date>
    <meta:editing-duration>PT2H37M44S</meta:editing-duration>
    <meta:editing-cycles>57</meta:editing-cycles>
    <meta:generator>LibreOffice/6.0.7.3$Linux_X86_64 LibreOffice_project/00m0$Build-3</meta:generator>
    <meta:document-statistic meta:table-count="6" meta:cell-count="275" meta:object-count="1"/>
  </office:meta>
</office:document-meta>
</file>